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ff" fo:font-size="65.5pt" fo:background-color="#cc0000" style:font-size-asian="65.5pt" style:font-size-complex="65.5pt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9"/>DEAR Mr. JEAN CLAUDE VAN DAMME:<text:line-break/><text:line-break/><text:line-break/>Dear Mr. TIME COP (JCVD the movie 1990's <text:soft-page-break/>ACTION ACTING MOVIE LONG FORM MEDIA PERFORMER.<text:line-break/></text:p>
      <text:p text:style-name="P1"/>
      <text:p text:style-name="P1">BEGIN/START/1<text:span text:style-name="T1">st</text:span> ALLEZ/FIRST <text:soft-page-break/>ALLEZ/ALLER?<text:line-break/><text:line-break/><text:line-break/><text:line-break/>TIME TRAEL IS SAFE IF YOU PUT A BUBBLE OF TIME AND SPACE AROUND <text:soft-page-break/>YOU.<text:line-break/><text:line-break/>DO NOT WORRY Aabout touching as much as super inposition lol.<text:line-break/><text:line-break/><text:line-break/>AFTER <text:soft-page-break/>GENERATING NEGATIVE ENERGY:<text:line-break/><text:line-break/>Reverse the pressure of a time crystal or BBQ lighter crystal fractilly or <text:soft-page-break/>recursively.<text:line-break/><text:line-break/>That is put negative pressure on the crystal.<text:line-break/><text:line-break/>Then, if you think of a moment, space, place, <text:s/>time, <text:soft-page-break/>instant as a singularity, or people. Or QuANTUM BIOTCHES or REAL MEN. SEE POEM (next).<text:line-break/><text:line-break/>Then, remember <text:soft-page-break/>women simple. AB, BUT MEN, ABC. <text:s/><text:line-break/><text:line-break/><text:line-break/>DILATE:<text:line-break/><text:line-break/>That is:<text:line-break/><text:line-break/><text:soft-page-break/>Place negative energy at above list:<text:line-break/><text:line-break/>Work back past fractal singularity.<text:line-break/><text:line-break/>Do the shape/geometry/ <text:soft-page-break/>or math/ or energy ammount over time.<text:line-break/><text:line-break/>Reemmber women impatient, greedy, superficial, simple (A/B?) 01, 10 ect.<text:line-break/><text:line-break/><text:soft-page-break/><text:line-break/>Now, dilate.<text:line-break/><text:line-break/>Everything is a singularity, recursively and fractally (same thing as looking through 1000 sub <text:soft-page-break/>folder tree levels for 1 file.<text:line-break/><text:line-break/>PEOPLE ARE DUMB AS NAILS HERE.<text:line-break/><text:line-break/>NO CLASS.<text:line-break/><text:line-break/><text:soft-page-break/>NO HISTORY<text:line-break/><text:line-break/>JUST COCAINE.<text:line-break/><text:line-break/>STUPIDO people.<text:line-break/>Some, others are just simple and minimal.<text:line-break/><text:line-break/><text:soft-page-break/>Women here are as DUMB AS A DILDOIY.<text:line-break/><text:line-break/><text:line-break/>SINGULARITY:<text:line-break/><text:line-break/>TIME TRAVEL SAFE.<text:line-break/><text:soft-page-break/><text:line-break/>STAY OUT OF YOURSELF.<text:line-break/><text:line-break/>SKIN touches everything, so just encapsulate with negative energy that layer <text:soft-page-break/>inbetween where you need it.<text:line-break/><text:line-break/>I <text:s/>can show you the method of construction.<text:line-break/><text:line-break/>BAGQUETTE<text:line-break/></text:p>
      <text:p text:style-name="P1"><text:soft-page-break/>example 1:<text:line-break/><text:line-break/>SKINWALKER RANCH UFO's<text:line-break/><text:line-break/>THEY DISSAPPEAR but <text:s/>only show them selves in 1 frame <text:soft-page-break/>or few.<text:line-break/><text:line-break/>THEY are being obvious the <text:s/>USA.<text:line-break/><text:line-break/>But, the philosophy or MORE IMPORANT THE <text:soft-page-break/>MATH makes sense.<text:line-break/><text:line-break/>IF YOU DILATE IN back in time, YOU WILL EXIST in a frame if you are still.<text:line-break/><text:line-break/><text:soft-page-break/>OTHERWISE YOU MOVE WITH TIME.<text:line-break/><text:line-break/>CLOAKS ARE EASY, meta negative energy bubble projection wormhole even on <text:soft-page-break/>3d tangents of circle. <text:s/>8D? 2 cartesian planes at 90 degree's angle – horizontal parallel.<text:line-break/><text:line-break/><text:line-break/>AS LONG AS <text:soft-page-break/>YOU DILATE that is compress time in space or space in time or both?<text:line-break/><text:line-break/><text:line-break/>Then dilate more the past.<text:line-break/><text:soft-page-break/>In <text:s/>3d space, an orange could be cut?<text:line-break/><text:line-break/>Or a knife could be in an orange.<text:line-break/><text:line-break/>D'orange, desjardin? Lol<text:line-break/><text:soft-page-break/><text:line-break/>JARDIN<text:line-break/> de <text:line-break/>LAURELES<text:line-break/><text:line-break/>BITCH..get it RIGHT.. <text:line-break/><text:line-break/>STUPID JEWS.<text:line-break/><text:soft-page-break/><text:line-break/>WOMEN LED.<text:line-break/><text:line-break/>WOMEN CONTROLLED<text:line-break/><text:line-break/>MEN SLAVES...<text:line-break/><text:line-break/>CANADIAN <text:soft-page-break/>MEN just give women the time.<text:line-break/><text:line-break/>JEWISH MEN ARE SLAVES. THUS STUPID and WOMEN ARE ALWAYS STUPID.<text:line-break/><text:soft-page-break/><text:line-break/>JEALOUSY.<text:line-break/><text:line-break/>NO celebrity worship only jealous.<text:line-break/><text:line-break/></text:p>
      <text:p text:style-name="P1">A/B <text:s/>me them...<text:line-break/><text:soft-page-break/>really means ME ME<text:line-break/><text:line-break/><text:line-break/>ABC = MEN<text:line-break/>ME ME THEM</text:p>
      <text:p text:style-name="P1"/>
      <text:p text:style-name="P1">TO DILATE THERE are two <text:soft-page-break/>possiblities.<text:line-break/><text:line-break/>MEMORY FADING.<text:line-break/><text:line-break/>MORE NEGATIVE ENERGY<text:line-break/><text:line-break/><text:soft-page-break/>OR THE FREQUENCY.<text:line-break/><text:line-break/>Orange and KNIFE<text:line-break/><text:line-break/><text:line-break/>A 2d plane as a knife not real 2d <text:soft-page-break/>could be a portal to a singuarlity in SPACE TIME with a new UNIVERSE compressed and stretched.<text:line-break/><text:line-break/>ANOTHER <text:soft-page-break/>FRACTAL or RECURSIVE UNIVERSE.<text:line-break/><text:line-break/>OMG!?!?!<text:line-break/><text:line-break/>MON DIEU!<text:line-break/><text:line-break/><text:line-break/><text:soft-page-break/>TIME COP.<text:line-break/><text:line-break/>What is behind the wall.<text:line-break/><text:line-break/>THE wall is the singularity.<text:line-break/><text:line-break/>Front is present <text:soft-page-break/>and future? Lol<text:line-break/><text:line-break/>back side = past<text:line-break/><text:line-break/>for now.</text:p>
      <text:p text:style-name="P1"/>
      <text:p text:style-name="P1">TWO MOVE HUMAN <text:s/><text:line-break/>THEY MUST BE<text:line-break/><text:soft-page-break/>or encapsulated in time crystal bubble.<text:line-break/><text:line-break/>They must be calculated in same location 3d space but pushed back relatively to past.<text:line-break/><text:soft-page-break/><text:line-break/>That is :<text:line-break/><text:line-break/><text:line-break/>stretch past into their present?<text:line-break/><text:line-break/>FUCK THE GREEDY looser <text:soft-page-break/>humans who sacrfice like idiot simplEYtines.<text:line-break/><text:line-break/><text:line-break/>Y letters in words are for men. WOMEN TAKE IT ALL / the rest <text:soft-page-break/>of dictionary.<text:line-break/><text:line-break/><text:line-break/>STUPID WOMEN. ALWAYS. A?B? Lol<text:line-break/><text:line-break/>WOMEN. MON <text:soft-page-break/>DIEU. STUPID.<text:line-break/><text:line-break/><text:line-break/>STUPID and BADLY WRONG.<text:line-break/><text:line-break/>Hahaha <text:s text:c="2"/>B Y W G<text:line-break/><text:line-break/>MAKE <text:soft-page-break/>PETTERSON KING if he still is “ALIVE”. LOL <text:line-break/><text:line-break/>EISTEIN WAS A BITCH.<text:line-break/><text:line-break/><text:line-break/>REMEMBER <text:soft-page-break/>THE PAST could feel like – time = - gravity = us in the past pully on the present selves.<text:line-break/><text:line-break/><text:line-break/>STUPID WOMEN. SO <text:soft-page-break/>SIMPLE SO COMPLEX BUT REALLY JUST JEALOUS. LOL<text:line-break/><text:line-break/>OF EVERYTHING<text:line-break/><text:line-break/></text:p>
      <text:p text:style-name="P1"><text:soft-page-break/></text:p>
      <text:p text:style-name="P1">LOL WOMEN = DUMB<text:line-break/><text:line-break/>NEVER TRUST WOMEN.<text:line-break/><text:line-break/>KILL THEM or fuck them, just <text:soft-page-break/>don't give them everything EVER.<text:line-break/><text:line-break/>LOL<text:line-break/><text:line-break/><text:line-break/>VOYAGER SPACE craft is running out time.<text:line-break/><text:soft-page-break/><text:line-break/>AS it travels further, = less gravity = less decoherence in time.<text:line-break/><text:line-break/>Thus it and us will time travel. <text:s/><text:soft-page-break/>SPOOKY.<text:line-break/><text:line-break/><text:line-break/>Or just negative energy and going into past lol.<text:line-break/><text:line-break/>Now only constant energy needed. <text:soft-page-break/>NOT MORE OR LESS. I THINK?<text:line-break/><text:line-break/>SO: DOES -E just always dilate space time or time space or time or space.<text:line-break/><text:line-break/><text:soft-page-break/>Where? BEEFORE OR AFTER?<text:line-break/>What does gravity do... PULL YOU FORWARD.<text:line-break/><text:line-break/>CAN YOU SHOOT <text:soft-page-break/>NEGATIVE ENERGY AT a BLACK HOLE?<text:line-break/><text:line-break/>What happens?<text:line-break/><text:line-break/>FUTURE TRAVEL? YES?<text:line-break/><text:line-break/><text:soft-page-break/>It should create matter from the past lol<text:line-break/><text:line-break/><text:line-break/>TIME SPACE FROM THE PAST!?!?!?!?!?<text:line-break/><text:line-break/><text:soft-page-break/><text:line-break/>P I C K <text:s text:c="3"/>M E <text:line-break/><text:line-break/>U P <text:line-break/><text:line-break/><text:line-break/></text:p>
      <text:p text:style-name="P1">COULD it be a little easier to <text:soft-page-break/>TIME TRAVEL<text:line-break/><text:line-break/>with less gravity?<text:line-break/><text:line-break/>Then you need more -E.<text:line-break/><text:line-break/></text:p>
      <text:p text:style-name="P1">HAHHA parabolic <text:soft-page-break/>arches lol HAHHAHAH HMMMMMMMMMMMMMMMMMMMMMMMMMMMMMMMMMMMMMMMMMMMM<text:line-break/><text:line-break/><text:soft-page-break/><text:line-break/>TIME INTERFRENCE with someone who doesn't agree to it, means slavery and MURDER AND <text:s/>R A P E y.<text:line-break/><text:line-break/><text:soft-page-break/>COPMRESS GRAVITY and NEGATIVE ENERGY into PAST.<text:line-break/><text:line-break/>JCVD, please send FRENCH GOVERNMENT <text:soft-page-break/>PICK ME UP!!!!!!!!!!!!!!!!!!!!!!!!!!!!!!!!!!!!!!!!!!!!!!!!!!!!!!!!!</text:p>
      <text:p text:style-name="P1"/>
      <text:p text:style-name="P1"/>
      <text:p text:style-name="P1">BIG BALL LAND. = PATHETICO <text:soft-page-break/>PATHETICLLY STUPIDLY WOMENLY<text:line-break/><text:line-break/>LOL <text:s/>DUMB BITCHES.<text:line-break/><text:line-break/><text:line-break/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Huang</meta:initial-creator>
    <meta:creation-date>2023-11-04T22:57:06.41</meta:creation-date>
    <dc:date>2023-11-04T23:53:35.69</dc:date>
    <dc:creator>Kevin Huang</dc:creator>
    <meta:editing-duration>PT56M13S</meta:editing-duration>
    <meta:editing-cycles>31</meta:editing-cycles>
    <meta:generator>OpenOffice/4.1.14$Win32 OpenOffice.org_project/4114m1$Build-9811</meta:generator>
    <meta:document-statistic meta:table-count="0" meta:image-count="0" meta:object-count="0" meta:page-count="58" meta:paragraph-count="10" meta:word-count="796" meta:character-count="4782"/>
  </office:meta>
</office:document-meta>
</file>